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.5425283252379767">
            <text:p>1.5425283252379767</text:p>
          </table:table-cell>
          <table:table-cell office:value-type="float" office:value="1.4710289179652767">
            <text:p>1.4710289179652767</text:p>
          </table:table-cell>
          <table:table-cell office:value-type="float" office:value="1.3536529374531538">
            <text:p>1.3536529374531538</text:p>
          </table:table-cell>
          <table:table-cell office:value-type="float" office:value="1.2991565546986212">
            <text:p>1.2991565546986212</text:p>
          </table:table-cell>
          <table:table-cell office:value-type="float" office:value="1.2135528408779646">
            <text:p>1.2135528408779646</text:p>
          </table:table-cell>
          <table:table-cell office:value-type="float" office:value="1.2199361709193604">
            <text:p>1.2199361709193604</text:p>
          </table:table-cell>
          <table:table-cell office:value-type="float" office:value="1.4678176775777496">
            <text:p>1.4678176775777496</text:p>
          </table:table-cell>
          <table:table-cell office:value-type="float" office:value="1.2679582633867588">
            <text:p>1.2679582633867588</text:p>
          </table:table-cell>
          <table:table-cell office:value-type="float" office:value="1.3637653353091033">
            <text:p>1.3637653353091033</text:p>
          </table:table-cell>
          <table:table-cell office:value-type="float" office:value="1.4629698895083076">
            <text:p>1.4629698895083076</text:p>
          </table:table-cell>
          <table:table-cell office:value-type="float" office:value="1.5014717988474011">
            <text:p>1.5014717988474011</text:p>
          </table:table-cell>
          <table:table-cell office:value-type="float" office:value="1.5509508936523375">
            <text:p>1.5509508936523375</text:p>
          </table:table-cell>
          <table:table-cell office:value-type="float" office:value="1.5734265410220691">
            <text:p>1.5734265410220691</text:p>
          </table:table-cell>
          <table:table-cell office:value-type="float" office:value="1.6235919298248">
            <text:p>1.6235919298248</text:p>
          </table:table-cell>
          <table:table-cell office:value-type="float" office:value="1.5537700668527625">
            <text:p>1.5537700668527625</text:p>
          </table:table-cell>
          <table:table-cell office:value-type="float" office:value="1.4764322155473166">
            <text:p>1.4764322155473166</text:p>
          </table:table-cell>
          <table:table-cell office:value-type="float" office:value="1.3809702784538969">
            <text:p>1.3809702784538969</text:p>
          </table:table-cell>
          <table:table-cell office:value-type="float" office:value="1.595716776097753">
            <text:p>1.595716776097753</text:p>
          </table:table-cell>
          <table:table-cell office:value-type="float" office:value="1.5603367369720453">
            <text:p>1.5603367369720453</text:p>
          </table:table-cell>
          <table:table-cell office:value-type="float" office:value="1.5562453404899308">
            <text:p>1.5562453404899308</text:p>
          </table:table-cell>
          <table:table-cell office:value-type="float" office:value="1.773094838878647">
            <text:p>1.773094838878647</text:p>
          </table:table-cell>
          <table:table-cell office:value-type="float" office:value="1.5362282908727838">
            <text:p>1.5362282908727838</text:p>
          </table:table-cell>
          <table:table-cell office:value-type="float" office:value="1.7711452518781567">
            <text:p>1.7711452518781567</text:p>
          </table:table-cell>
          <table:table-cell office:value-type="float" office:value="1.6750700594525991">
            <text:p>1.675070059452599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5.860865426643684">
            <text:p>5.860865426643684</text:p>
          </table:table-cell>
          <table:table-cell office:value-type="float" office:value="5.947051057188208">
            <text:p>5.947051057188208</text:p>
          </table:table-cell>
          <table:table-cell office:value-type="float" office:value="6.377010598274597">
            <text:p>6.377010598274597</text:p>
          </table:table-cell>
          <table:table-cell office:value-type="float" office:value="5.800881737034548">
            <text:p>5.800881737034548</text:p>
          </table:table-cell>
          <table:table-cell office:value-type="float" office:value="5.722722400643071">
            <text:p>5.722722400643071</text:p>
          </table:table-cell>
          <table:table-cell office:value-type="float" office:value="5.531688983025629">
            <text:p>5.531688983025629</text:p>
          </table:table-cell>
          <table:table-cell office:value-type="float" office:value="5.6259024945513145">
            <text:p>5.6259024945513145</text:p>
          </table:table-cell>
          <table:table-cell office:value-type="float" office:value="6.096763735138966">
            <text:p>6.096763735138966</text:p>
          </table:table-cell>
          <table:table-cell office:value-type="float" office:value="5.418672410511998">
            <text:p>5.418672410511998</text:p>
          </table:table-cell>
          <table:table-cell office:value-type="float" office:value="4.147215069150371">
            <text:p>4.147215069150371</text:p>
          </table:table-cell>
          <table:table-cell office:value-type="float" office:value="5.759178689334757">
            <text:p>5.759178689334757</text:p>
          </table:table-cell>
          <table:table-cell office:value-type="float" office:value="6.348860091184297">
            <text:p>6.348860091184297</text:p>
          </table:table-cell>
          <table:table-cell office:value-type="float" office:value="6.33680187248869">
            <text:p>6.33680187248869</text:p>
          </table:table-cell>
          <table:table-cell office:value-type="float" office:value="6.573083811373842">
            <text:p>6.573083811373842</text:p>
          </table:table-cell>
          <table:table-cell office:value-type="float" office:value="5.21314608031216">
            <text:p>5.21314608031216</text:p>
          </table:table-cell>
          <table:table-cell office:value-type="float" office:value="6.967630285711928">
            <text:p>6.967630285711928</text:p>
          </table:table-cell>
          <table:table-cell office:value-type="float" office:value="6.36946808099696">
            <text:p>6.36946808099696</text:p>
          </table:table-cell>
          <table:table-cell office:value-type="float" office:value="6.1844096883357045">
            <text:p>6.1844096883357045</text:p>
          </table:table-cell>
          <table:table-cell office:value-type="float" office:value="6.254993918701757">
            <text:p>6.254993918701757</text:p>
          </table:table-cell>
          <table:table-cell office:value-type="float" office:value="6.859967436175697">
            <text:p>6.859967436175697</text:p>
          </table:table-cell>
          <table:table-cell office:value-type="float" office:value="7.529129003123261">
            <text:p>7.529129003123261</text:p>
          </table:table-cell>
          <table:table-cell office:value-type="float" office:value="7.472724698186595">
            <text:p>7.472724698186595</text:p>
          </table:table-cell>
          <table:table-cell office:value-type="float" office:value="7.403357447442614">
            <text:p>7.403357447442614</text:p>
          </table:table-cell>
          <table:table-cell office:value-type="float" office:value="7.476199175889183">
            <text:p>7.476199175889183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.715248564959715">
            <text:p>10.715248564959715</text:p>
          </table:table-cell>
          <table:table-cell office:value-type="float" office:value="10.588072431310849">
            <text:p>10.588072431310849</text:p>
          </table:table-cell>
          <table:table-cell office:value-type="float" office:value="10.42612313404427">
            <text:p>10.42612313404427</text:p>
          </table:table-cell>
          <table:table-cell office:value-type="float" office:value="10.36229085731137">
            <text:p>10.36229085731137</text:p>
          </table:table-cell>
          <table:table-cell office:value-type="float" office:value="10.297805336337428">
            <text:p>10.297805336337428</text:p>
          </table:table-cell>
          <table:table-cell office:value-type="float" office:value="10.524893457590409">
            <text:p>10.524893457590409</text:p>
          </table:table-cell>
          <table:table-cell office:value-type="float" office:value="12.136724224998646">
            <text:p>12.136724224998646</text:p>
          </table:table-cell>
          <table:table-cell office:value-type="float" office:value="12.820115584918426">
            <text:p>12.820115584918426</text:p>
          </table:table-cell>
          <table:table-cell office:value-type="float" office:value="13.667581063723386">
            <text:p>13.667581063723386</text:p>
          </table:table-cell>
          <table:table-cell office:value-type="float" office:value="13.006066392080639">
            <text:p>13.006066392080639</text:p>
          </table:table-cell>
          <table:table-cell office:value-type="float" office:value="13.089978156706492">
            <text:p>13.089978156706492</text:p>
          </table:table-cell>
          <table:table-cell office:value-type="float" office:value="13.188422504617636">
            <text:p>13.188422504617636</text:p>
          </table:table-cell>
          <table:table-cell office:value-type="float" office:value="13.619909308994167">
            <text:p>13.619909308994167</text:p>
          </table:table-cell>
          <table:table-cell office:value-type="float" office:value="13.48195761332434">
            <text:p>13.48195761332434</text:p>
          </table:table-cell>
          <table:table-cell office:value-type="float" office:value="13.185974851634565">
            <text:p>13.185974851634565</text:p>
          </table:table-cell>
          <table:table-cell office:value-type="float" office:value="13.084755552748595">
            <text:p>13.084755552748595</text:p>
          </table:table-cell>
          <table:table-cell office:value-type="float" office:value="13.251928600015598">
            <text:p>13.251928600015598</text:p>
          </table:table-cell>
          <table:table-cell office:value-type="float" office:value="13.378776789187178">
            <text:p>13.378776789187178</text:p>
          </table:table-cell>
          <table:table-cell office:value-type="float" office:value="12.80787085514779">
            <text:p>12.80787085514779</text:p>
          </table:table-cell>
          <table:table-cell office:value-type="float" office:value="12.96051699057073">
            <text:p>12.96051699057073</text:p>
          </table:table-cell>
          <table:table-cell office:value-type="float" office:value="13.068266821796275">
            <text:p>13.068266821796275</text:p>
          </table:table-cell>
          <table:table-cell office:value-type="float" office:value="12.301940331184571">
            <text:p>12.301940331184571</text:p>
          </table:table-cell>
          <table:table-cell office:value-type="float" office:value="10.870180849526374">
            <text:p>10.870180849526374</text:p>
          </table:table-cell>
          <table:table-cell office:value-type="float" office:value="10.879650834022124">
            <text:p>10.87965083402212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2531827880686322">
            <text:p>0.2531827880686322</text:p>
          </table:table-cell>
          <table:table-cell office:value-type="float" office:value="0.2942487651819417">
            <text:p>0.2942487651819417</text:p>
          </table:table-cell>
          <table:table-cell office:value-type="float" office:value="0.23766375839006582">
            <text:p>0.23766375839006582</text:p>
          </table:table-cell>
          <table:table-cell office:value-type="float" office:value="0.2155522747817017">
            <text:p>0.2155522747817017</text:p>
          </table:table-cell>
          <table:table-cell office:value-type="float" office:value="0.11250388361172203">
            <text:p>0.11250388361172203</text:p>
          </table:table-cell>
          <table:table-cell office:value-type="float" office:value="0.022470068045741143">
            <text:p>0.022470068045741143</text:p>
          </table:table-cell>
          <table:table-cell office:value-type="float" office:value="0.03953793366348607">
            <text:p>0.03953793366348607</text:p>
          </table:table-cell>
          <table:table-cell office:value-type="float" office:value="-0.4012442451661372">
            <text:p>-0.4012442451661372</text:p>
          </table:table-cell>
          <table:table-cell office:value-type="float" office:value="-0.4518347615604948">
            <text:p>-0.4518347615604948</text:p>
          </table:table-cell>
          <table:table-cell office:value-type="float" office:value="-0.4419529970909484">
            <text:p>-0.4419529970909484</text:p>
          </table:table-cell>
          <table:table-cell office:value-type="float" office:value="-0.5219105982458457">
            <text:p>-0.5219105982458457</text:p>
          </table:table-cell>
          <table:table-cell office:value-type="float" office:value="-0.5204356398889988">
            <text:p>-0.5204356398889988</text:p>
          </table:table-cell>
          <table:table-cell office:value-type="float" office:value="-0.4642353108862797">
            <text:p>-0.4642353108862797</text:p>
          </table:table-cell>
          <table:table-cell office:value-type="float" office:value="-0.3168187807584435">
            <text:p>-0.3168187807584435</text:p>
          </table:table-cell>
          <table:table-cell office:value-type="float" office:value="-0.23573058642345263">
            <text:p>-0.23573058642345263</text:p>
          </table:table-cell>
          <table:table-cell office:value-type="float" office:value="-0.24056552647078172">
            <text:p>-0.24056552647078172</text:p>
          </table:table-cell>
          <table:table-cell office:value-type="float" office:value="-0.3463314731633864">
            <text:p>-0.3463314731633864</text:p>
          </table:table-cell>
          <table:table-cell office:value-type="float" office:value="-0.1993882602267627">
            <text:p>-0.1993882602267627</text:p>
          </table:table-cell>
          <table:table-cell office:value-type="float" office:value="-0.3305286744340994">
            <text:p>-0.3305286744340994</text:p>
          </table:table-cell>
          <table:table-cell office:value-type="float" office:value="-0.4101206474137956">
            <text:p>-0.4101206474137956</text:p>
          </table:table-cell>
          <table:table-cell office:value-type="float" office:value="-0.36474167945841196">
            <text:p>-0.36474167945841196</text:p>
          </table:table-cell>
          <table:table-cell office:value-type="float" office:value="-0.3592401268834108">
            <text:p>-0.3592401268834108</text:p>
          </table:table-cell>
          <table:table-cell office:value-type="float" office:value="0.04333932970560517">
            <text:p>0.04333932970560517</text:p>
          </table:table-cell>
          <table:table-cell office:value-type="float" office:value="0.18980149952660824">
            <text:p>0.1898014995266082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5189511436754348">
            <text:p>-0.5189511436754348</text:p>
          </table:table-cell>
          <table:table-cell office:value-type="float" office:value="-0.590798788965061">
            <text:p>-0.590798788965061</text:p>
          </table:table-cell>
          <table:table-cell office:value-type="float" office:value="-0.6047507353525788">
            <text:p>-0.6047507353525788</text:p>
          </table:table-cell>
          <table:table-cell office:value-type="float" office:value="-0.6084650689015744">
            <text:p>-0.6084650689015744</text:p>
          </table:table-cell>
          <table:table-cell office:value-type="float" office:value="-0.5451221730844046">
            <text:p>-0.5451221730844046</text:p>
          </table:table-cell>
          <table:table-cell office:value-type="float" office:value="-0.5022288149216843">
            <text:p>-0.5022288149216843</text:p>
          </table:table-cell>
          <table:table-cell office:value-type="float" office:value="-0.39898529618978046">
            <text:p>-0.39898529618978046</text:p>
          </table:table-cell>
          <table:table-cell office:value-type="float" office:value="-0.24305597626462938">
            <text:p>-0.24305597626462938</text:p>
          </table:table-cell>
          <table:table-cell office:value-type="float" office:value="-0.2020531949839186">
            <text:p>-0.2020531949839186</text:p>
          </table:table-cell>
          <table:table-cell office:value-type="float" office:value="-0.1591851742586968">
            <text:p>-0.1591851742586968</text:p>
          </table:table-cell>
          <table:table-cell office:value-type="float" office:value="-0.15505957932700498">
            <text:p>-0.15505957932700498</text:p>
          </table:table-cell>
          <table:table-cell office:value-type="float" office:value="-0.16738625279211267">
            <text:p>-0.16738625279211267</text:p>
          </table:table-cell>
          <table:table-cell office:value-type="float" office:value="-0.2024406008791456">
            <text:p>-0.2024406008791456</text:p>
          </table:table-cell>
          <table:table-cell office:value-type="float" office:value="-0.22276459222547235">
            <text:p>-0.22276459222547235</text:p>
          </table:table-cell>
          <table:table-cell office:value-type="float" office:value="-0.25448594467333674">
            <text:p>-0.25448594467333674</text:p>
          </table:table-cell>
          <table:table-cell office:value-type="float" office:value="-0.256320736788055">
            <text:p>-0.256320736788055</text:p>
          </table:table-cell>
          <table:table-cell office:value-type="float" office:value="-0.24214658791715984">
            <text:p>-0.24214658791715984</text:p>
          </table:table-cell>
          <table:table-cell office:value-type="float" office:value="-0.2034137665183649">
            <text:p>-0.2034137665183649</text:p>
          </table:table-cell>
          <table:table-cell office:value-type="float" office:value="-0.16999371021577842">
            <text:p>-0.16999371021577842</text:p>
          </table:table-cell>
          <table:table-cell office:value-type="float" office:value="-0.18755451245754745">
            <text:p>-0.18755451245754745</text:p>
          </table:table-cell>
          <table:table-cell office:value-type="float" office:value="-0.15942175894420021">
            <text:p>-0.15942175894420021</text:p>
          </table:table-cell>
          <table:table-cell office:value-type="float" office:value="-0.19678014690909115">
            <text:p>-0.19678014690909115</text:p>
          </table:table-cell>
          <table:table-cell office:value-type="float" office:value="-0.285643281599998">
            <text:p>-0.285643281599998</text:p>
          </table:table-cell>
          <table:table-cell office:value-type="float" office:value="-0.3578720368210561">
            <text:p>-0.357872036821056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5492812869614313">
            <text:p>-0.5492812869614313</text:p>
          </table:table-cell>
          <table:table-cell office:value-type="float" office:value="-0.33221707075947243">
            <text:p>-0.33221707075947243</text:p>
          </table:table-cell>
          <table:table-cell office:value-type="float" office:value="-0.4198976109319972">
            <text:p>-0.4198976109319972</text:p>
          </table:table-cell>
          <table:table-cell office:value-type="float" office:value="-0.33068769169850915">
            <text:p>-0.33068769169850915</text:p>
          </table:table-cell>
          <table:table-cell office:value-type="float" office:value="-0.37934128163158987">
            <text:p>-0.37934128163158987</text:p>
          </table:table-cell>
          <table:table-cell office:value-type="float" office:value="-0.2035633650490582">
            <text:p>-0.2035633650490582</text:p>
          </table:table-cell>
          <table:table-cell office:value-type="float" office:value="-0.6860330467185768">
            <text:p>-0.6860330467185768</text:p>
          </table:table-cell>
          <table:table-cell office:value-type="float" office:value="-0.5394119801088854">
            <text:p>-0.5394119801088854</text:p>
          </table:table-cell>
          <table:table-cell office:value-type="float" office:value="-0.3999843579770388">
            <text:p>-0.3999843579770388</text:p>
          </table:table-cell>
          <table:table-cell office:value-type="float" office:value="-0.47067067428521486">
            <text:p>-0.47067067428521486</text:p>
          </table:table-cell>
          <table:table-cell office:value-type="float" office:value="-0.48745658288079285">
            <text:p>-0.48745658288079285</text:p>
          </table:table-cell>
          <table:table-cell office:value-type="float" office:value="-0.4438769052340083">
            <text:p>-0.4438769052340083</text:p>
          </table:table-cell>
          <table:table-cell office:value-type="float" office:value="0.22233092810433674">
            <text:p>0.22233092810433674</text:p>
          </table:table-cell>
          <table:table-cell office:value-type="float" office:value="0.112824654468724">
            <text:p>0.112824654468724</text:p>
          </table:table-cell>
          <table:table-cell office:value-type="float" office:value="-0.631227882508563">
            <text:p>-0.631227882508563</text:p>
          </table:table-cell>
          <table:table-cell office:value-type="float" office:value="-0.2125993814408156">
            <text:p>-0.2125993814408156</text:p>
          </table:table-cell>
          <table:table-cell office:value-type="float" office:value="-0.244953954538547">
            <text:p>-0.244953954538547</text:p>
          </table:table-cell>
          <table:table-cell office:value-type="float" office:value="-0.1425726860718545">
            <text:p>-0.1425726860718545</text:p>
          </table:table-cell>
          <table:table-cell office:value-type="float" office:value="0.006585189752455754">
            <text:p>0.006585189752455754</text:p>
          </table:table-cell>
          <table:table-cell office:value-type="float" office:value="0.4332774811339133">
            <text:p>0.4332774811339133</text:p>
          </table:table-cell>
          <table:table-cell office:value-type="float" office:value="0.9665537846327303">
            <text:p>0.9665537846327303</text:p>
          </table:table-cell>
          <table:table-cell office:value-type="float" office:value="0.9626969107399178">
            <text:p>0.9626969107399178</text:p>
          </table:table-cell>
          <table:table-cell office:value-type="float" office:value="0.9136266021121784">
            <text:p>0.9136266021121784</text:p>
          </table:table-cell>
          <table:table-cell office:value-type="float" office:value="0.9596388284892259">
            <text:p>0.9596388284892259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4942559356574834">
            <text:p>0.4942559356574834</text:p>
          </table:table-cell>
          <table:table-cell office:value-type="float" office:value="0.4602975788915766">
            <text:p>0.4602975788915766</text:p>
          </table:table-cell>
          <table:table-cell office:value-type="float" office:value="0.34601668638375">
            <text:p>0.34601668638375</text:p>
          </table:table-cell>
          <table:table-cell office:value-type="float" office:value="0.3118960323644336">
            <text:p>0.3118960323644336</text:p>
          </table:table-cell>
          <table:table-cell office:value-type="float" office:value="0.2867544158532316">
            <text:p>0.2867544158532316</text:p>
          </table:table-cell>
          <table:table-cell office:value-type="float" office:value="0.36005741172452677">
            <text:p>0.36005741172452677</text:p>
          </table:table-cell>
          <table:table-cell office:value-type="float" office:value="1.1856451737527514">
            <text:p>1.1856451737527514</text:p>
          </table:table-cell>
          <table:table-cell office:value-type="float" office:value="1.5835045925683648">
            <text:p>1.5835045925683648</text:p>
          </table:table-cell>
          <table:table-cell office:value-type="float" office:value="2.031313775416397">
            <text:p>2.031313775416397</text:p>
          </table:table-cell>
          <table:table-cell office:value-type="float" office:value="1.9366264781552924">
            <text:p>1.9366264781552924</text:p>
          </table:table-cell>
          <table:table-cell office:value-type="float" office:value="1.8889563102541875">
            <text:p>1.8889563102541875</text:p>
          </table:table-cell>
          <table:table-cell office:value-type="float" office:value="1.8652847136781319">
            <text:p>1.8652847136781319</text:p>
          </table:table-cell>
          <table:table-cell office:value-type="float" office:value="2.0159683835072917">
            <text:p>2.0159683835072917</text:p>
          </table:table-cell>
          <table:table-cell office:value-type="float" office:value="1.8505905971677803">
            <text:p>1.8505905971677803</text:p>
          </table:table-cell>
          <table:table-cell office:value-type="float" office:value="1.6997448357851521">
            <text:p>1.6997448357851521</text:p>
          </table:table-cell>
          <table:table-cell office:value-type="float" office:value="1.5792628540860352">
            <text:p>1.5792628540860352</text:p>
          </table:table-cell>
          <table:table-cell office:value-type="float" office:value="1.5632626311077686">
            <text:p>1.5632626311077686</text:p>
          </table:table-cell>
          <table:table-cell office:value-type="float" office:value="1.5836706511921235">
            <text:p>1.5836706511921235</text:p>
          </table:table-cell>
          <table:table-cell office:value-type="float" office:value="1.3172300154645853">
            <text:p>1.3172300154645853</text:p>
          </table:table-cell>
          <table:table-cell office:value-type="float" office:value="1.2071955631520246">
            <text:p>1.2071955631520246</text:p>
          </table:table-cell>
          <table:table-cell office:value-type="float" office:value="1.2796808136009263">
            <text:p>1.2796808136009263</text:p>
          </table:table-cell>
          <table:table-cell office:value-type="float" office:value="0.8955401115613851">
            <text:p>0.8955401115613851</text:p>
          </table:table-cell>
          <table:table-cell office:value-type="float" office:value="0.39303405082939674">
            <text:p>0.39303405082939674</text:p>
          </table:table-cell>
          <table:table-cell office:value-type="float" office:value="0.4211130037259531">
            <text:p>0.421113003725953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09375967862829682">
            <text:p>-0.09375967862829682</text:p>
          </table:table-cell>
          <table:table-cell office:value-type="float" office:value="-0.11704416300110572">
            <text:p>-0.11704416300110572</text:p>
          </table:table-cell>
          <table:table-cell office:value-type="float" office:value="-0.09891902792138486">
            <text:p>-0.09891902792138486</text:p>
          </table:table-cell>
          <table:table-cell office:value-type="float" office:value="-0.092119291842259">
            <text:p>-0.092119291842259</text:p>
          </table:table-cell>
          <table:table-cell office:value-type="float" office:value="-0.04930739368973574">
            <text:p>-0.04930739368973574</text:p>
          </table:table-cell>
          <table:table-cell office:value-type="float" office:value="-0.00862079913625746">
            <text:p>-0.00862079913625746</text:p>
          </table:table-cell>
          <table:table-cell office:value-type="float" office:value="-0.011678624147225704">
            <text:p>-0.011678624147225704</text:p>
          </table:table-cell>
          <table:table-cell office:value-type="float" office:value="0.09249288285549845">
            <text:p>0.09249288285549845</text:p>
          </table:table-cell>
          <table:table-cell office:value-type="float" office:value="0.07784573382977936">
            <text:p>0.07784573382977936</text:p>
          </table:table-cell>
          <table:table-cell office:value-type="float" office:value="0.050128500403383125">
            <text:p>0.050128500403383125</text:p>
          </table:table-cell>
          <table:table-cell office:value-type="float" office:value="0.06127571532405954">
            <text:p>0.06127571532405954</text:p>
          </table:table-cell>
          <table:table-cell office:value-type="float" office:value="0.07189587162499093">
            <text:p>0.07189587162499093</text:p>
          </table:table-cell>
          <table:table-cell office:value-type="float" office:value="0.04744694040369732">
            <text:p>0.04744694040369732</text:p>
          </table:table-cell>
          <table:table-cell office:value-type="float" office:value="0.05003146397968585">
            <text:p>0.05003146397968585</text:p>
          </table:table-cell>
          <table:table-cell office:value-type="float" office:value="0.04841783792683729">
            <text:p>0.04841783792683729</text:p>
          </table:table-cell>
          <table:table-cell office:value-type="float" office:value="0.049495884915044516">
            <text:p>0.049495884915044516</text:p>
          </table:table-cell>
          <table:table-cell office:value-type="float" office:value="0.06712990054414214">
            <text:p>0.06712990054414214</text:p>
          </table:table-cell>
          <table:table-cell office:value-type="float" office:value="0.04078837266717648">
            <text:p>0.04078837266717648</text:p>
          </table:table-cell>
          <table:table-cell office:value-type="float" office:value="0.05834939130701269">
            <text:p>0.05834939130701269</text:p>
          </table:table-cell>
          <table:table-cell office:value-type="float" office:value="0.08264925921525447">
            <text:p>0.08264925921525447</text:p>
          </table:table-cell>
          <table:table-cell office:value-type="float" office:value="0.07627875184762303">
            <text:p>0.07627875184762303</text:p>
          </table:table-cell>
          <table:table-cell office:value-type="float" office:value="0.09981737172336616">
            <text:p>0.09981737172336616</text:p>
          </table:table-cell>
          <table:table-cell office:value-type="float" office:value="-0.011978461690786911">
            <text:p>-0.011978461690786911</text:p>
          </table:table-cell>
          <table:table-cell office:value-type="float" office:value="-0.06045975230682631">
            <text:p>-0.06045975230682631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